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9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8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table:style-name="ce4" office:value-type="string" calcext:value-type="string">
            <text:p>L9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8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7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2] + [.W2] + [.AC2] + [.AF2]" office:value-type="float" office:value="0" calcext:value-type="float">
            <text:p>0.00000</text:p>
          </table:table-cell>
          <table:table-cell table:style-name="ce15" table:formula="of:=IF([.AH2]&gt;=0.9875;&quot;A+&quot;;  IF([.AH2]&gt;=0.94; &quot;A&quot;; IF([.AH2]&gt;=0.9; &quot;A-&quot;; IF([.AH2]&gt;=0.87; &quot;B+&quot;; IF([.AH2]&gt;=0.84;&quot;B&quot;; IF([.AH2]&gt;=0.8; &quot;B-&quot;; IF([.AH2]&gt;=0.77; &quot;C+&quot;; IF([.AH2]&gt;=0.74;&quot;C&quot;; IF([.AH2]&gt;=0.7; &quot;C-&quot;; IF([.AH2]&gt;=0.67; &quot;D+&quot;; IF([.AH2]&gt;=0.64;&quot;D&quot;; IF([.AH2]&gt;=0.6; &quot;D-&quot;; &quot;F&quot;))))))))))))" office:value-type="string" office:string-value="F" calcext:value-type="string">
            <text:p>F</text:p>
          </table:table-cell>
          <table:table-cell table:style-name="ce17" table:formula="of:=VLOOKUP([.AI2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7"/>
          <table:table-cell/>
          <table:table-cell table:style-name="ce5" office:value-type="float" office:value="88" calcext:value-type="float">
            <text:p>88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3] + [.W3] + [.AC3] + [.AF3]" office:value-type="float" office:value="0" calcext:value-type="float">
            <text:p>0.00000</text:p>
          </table:table-cell>
          <table:table-cell table:style-name="ce15" table:formula="of:=IF([.AH3]&gt;=0.9875;&quot;A+&quot;;  IF([.AH3]&gt;=0.94; &quot;A&quot;; IF([.AH3]&gt;=0.9; &quot;A-&quot;; IF([.AH3]&gt;=0.87; &quot;B+&quot;; IF([.AH3]&gt;=0.84;&quot;B&quot;; IF([.AH3]&gt;=0.8; &quot;B-&quot;; IF([.AH3]&gt;=0.77; &quot;C+&quot;; IF([.AH3]&gt;=0.74;&quot;C&quot;; IF([.AH3]&gt;=0.7; &quot;C-&quot;; IF([.AH3]&gt;=0.67; &quot;D+&quot;; IF([.AH3]&gt;=0.64;&quot;D&quot;; IF([.AH3]&gt;=0.6; &quot;D-&quot;; &quot;F&quot;))))))))))))" office:value-type="string" office:string-value="F" calcext:value-type="string">
            <text:p>F</text:p>
          </table:table-cell>
          <table:table-cell table:style-name="ce17" table:formula="of:=VLOOKUP([.AI3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6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4] + [.W4] + [.AC4] + [.AF4]" office:value-type="float" office:value="0" calcext:value-type="float">
            <text:p>0.00000</text:p>
          </table:table-cell>
          <table:table-cell table:style-name="ce15" table:formula="of:=IF([.AH4]&gt;=0.9875;&quot;A+&quot;;  IF([.AH4]&gt;=0.94; &quot;A&quot;; IF([.AH4]&gt;=0.9; &quot;A-&quot;; IF([.AH4]&gt;=0.87; &quot;B+&quot;; IF([.AH4]&gt;=0.84;&quot;B&quot;; IF([.AH4]&gt;=0.8; &quot;B-&quot;; IF([.AH4]&gt;=0.77; &quot;C+&quot;; IF([.AH4]&gt;=0.74;&quot;C&quot;; IF([.AH4]&gt;=0.7; &quot;C-&quot;; IF([.AH4]&gt;=0.67; &quot;D+&quot;; IF([.AH4]&gt;=0.64;&quot;D&quot;; IF([.AH4]&gt;=0.6; &quot;D-&quot;; &quot;F&quot;))))))))))))" office:value-type="string" office:string-value="F" calcext:value-type="string">
            <text:p>F</text:p>
          </table:table-cell>
          <table:table-cell table:style-name="ce17" table:formula="of:=VLOOKUP([.AI4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5] + [.W5] + [.AC5] + [.AF5]" office:value-type="float" office:value="0" calcext:value-type="float">
            <text:p>0.00000</text:p>
          </table:table-cell>
          <table:table-cell table:style-name="ce15" table:formula="of:=IF([.AH5]&gt;=0.9875;&quot;A+&quot;;  IF([.AH5]&gt;=0.94; &quot;A&quot;; IF([.AH5]&gt;=0.9; &quot;A-&quot;; IF([.AH5]&gt;=0.87; &quot;B+&quot;; IF([.AH5]&gt;=0.84;&quot;B&quot;; IF([.AH5]&gt;=0.8; &quot;B-&quot;; IF([.AH5]&gt;=0.77; &quot;C+&quot;; IF([.AH5]&gt;=0.74;&quot;C&quot;; IF([.AH5]&gt;=0.7; &quot;C-&quot;; IF([.AH5]&gt;=0.67; &quot;D+&quot;; IF([.AH5]&gt;=0.64;&quot;D&quot;; IF([.AH5]&gt;=0.6; &quot;D-&quot;; &quot;F&quot;))))))))))))" office:value-type="string" office:string-value="F" calcext:value-type="string">
            <text:p>F</text:p>
          </table:table-cell>
          <table:table-cell table:style-name="ce17" table:formula="of:=VLOOKUP([.AI5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7"/>
          <table:table-cell/>
          <table:table-cell table:style-name="ce5" office:value-type="float" office:value="48" calcext:value-type="float">
            <text:p>48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6] + [.W6] + [.AC6] + [.AF6]" office:value-type="float" office:value="0" calcext:value-type="float">
            <text:p>0.00000</text:p>
          </table:table-cell>
          <table:table-cell table:style-name="ce15" table:formula="of:=IF([.AH6]&gt;=0.9875;&quot;A+&quot;;  IF([.AH6]&gt;=0.94; &quot;A&quot;; IF([.AH6]&gt;=0.9; &quot;A-&quot;; IF([.AH6]&gt;=0.87; &quot;B+&quot;; IF([.AH6]&gt;=0.84;&quot;B&quot;; IF([.AH6]&gt;=0.8; &quot;B-&quot;; IF([.AH6]&gt;=0.77; &quot;C+&quot;; IF([.AH6]&gt;=0.74;&quot;C&quot;; IF([.AH6]&gt;=0.7; &quot;C-&quot;; IF([.AH6]&gt;=0.67; &quot;D+&quot;; IF([.AH6]&gt;=0.64;&quot;D&quot;; IF([.AH6]&gt;=0.6; &quot;D-&quot;; &quot;F&quot;))))))))))))" office:value-type="string" office:string-value="F" calcext:value-type="string">
            <text:p>F</text:p>
          </table:table-cell>
          <table:table-cell table:style-name="ce17" table:formula="of:=VLOOKUP([.AI6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7"/>
          <table:table-cell/>
          <table:table-cell table:style-name="ce5" office:value-type="float" office:value="81" calcext:value-type="float">
            <text:p>81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7] + [.W7] + [.AC7] + [.AF7]" office:value-type="float" office:value="0" calcext:value-type="float">
            <text:p>0.00000</text:p>
          </table:table-cell>
          <table:table-cell table:style-name="ce15" table:formula="of:=IF([.AH7]&gt;=0.9875;&quot;A+&quot;;  IF([.AH7]&gt;=0.94; &quot;A&quot;; IF([.AH7]&gt;=0.9; &quot;A-&quot;; IF([.AH7]&gt;=0.87; &quot;B+&quot;; IF([.AH7]&gt;=0.84;&quot;B&quot;; IF([.AH7]&gt;=0.8; &quot;B-&quot;; IF([.AH7]&gt;=0.77; &quot;C+&quot;; IF([.AH7]&gt;=0.74;&quot;C&quot;; IF([.AH7]&gt;=0.7; &quot;C-&quot;; IF([.AH7]&gt;=0.67; &quot;D+&quot;; IF([.AH7]&gt;=0.64;&quot;D&quot;; IF([.AH7]&gt;=0.6; &quot;D-&quot;; &quot;F&quot;))))))))))))" office:value-type="string" office:string-value="F" calcext:value-type="string">
            <text:p>F</text:p>
          </table:table-cell>
          <table:table-cell table:style-name="ce17" table:formula="of:=VLOOKUP([.AI7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7"/>
          <table:table-cell/>
          <table:table-cell table:style-name="ce5" office:value-type="float" office:value="64" calcext:value-type="float">
            <text:p>64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8] + [.W8] + [.AC8] + [.AF8]" office:value-type="float" office:value="0" calcext:value-type="float">
            <text:p>0.00000</text:p>
          </table:table-cell>
          <table:table-cell table:style-name="ce15" table:formula="of:=IF([.AH8]&gt;=0.9875;&quot;A+&quot;;  IF([.AH8]&gt;=0.94; &quot;A&quot;; IF([.AH8]&gt;=0.9; &quot;A-&quot;; IF([.AH8]&gt;=0.87; &quot;B+&quot;; IF([.AH8]&gt;=0.84;&quot;B&quot;; IF([.AH8]&gt;=0.8; &quot;B-&quot;; IF([.AH8]&gt;=0.77; &quot;C+&quot;; IF([.AH8]&gt;=0.74;&quot;C&quot;; IF([.AH8]&gt;=0.7; &quot;C-&quot;; IF([.AH8]&gt;=0.67; &quot;D+&quot;; IF([.AH8]&gt;=0.64;&quot;D&quot;; IF([.AH8]&gt;=0.6; &quot;D-&quot;; &quot;F&quot;))))))))))))" office:value-type="string" office:string-value="F" calcext:value-type="string">
            <text:p>F</text:p>
          </table:table-cell>
          <table:table-cell table:style-name="ce17" table:formula="of:=VLOOKUP([.AI8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7"/>
          <table:table-cell/>
          <table:table-cell table:style-name="ce5" office:value-type="float" office:value="67" calcext:value-type="float">
            <text:p>67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7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75" calcext:value-type="float">
            <text:p>7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0] + [.W10] + [.AC10] + [.AF10]" office:value-type="float" office:value="0" calcext:value-type="float">
            <text:p>0.00000</text:p>
          </table:table-cell>
          <table:table-cell table:style-name="ce15" table:formula="of:=IF([.AH10]&gt;=0.9875;&quot;A+&quot;;  IF([.AH10]&gt;=0.94; &quot;A&quot;; IF([.AH10]&gt;=0.9; &quot;A-&quot;; IF([.AH10]&gt;=0.87; &quot;B+&quot;; IF([.AH10]&gt;=0.84;&quot;B&quot;; IF([.AH10]&gt;=0.8; &quot;B-&quot;; IF([.AH10]&gt;=0.77; &quot;C+&quot;; IF([.AH10]&gt;=0.74;&quot;C&quot;; IF([.AH10]&gt;=0.7; &quot;C-&quot;; IF([.AH10]&gt;=0.67; &quot;D+&quot;; IF([.AH10]&gt;=0.64;&quot;D&quot;; IF([.AH10]&gt;=0.6; &quot;D-&quot;; &quot;F&quot;))))))))))))" office:value-type="string" office:string-value="F" calcext:value-type="string">
            <text:p>F</text:p>
          </table:table-cell>
          <table:table-cell table:style-name="ce17" table:formula="of:=VLOOKUP([.AI10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/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1] + [.W11] + [.AC11] + [.AF11]" office:value-type="float" office:value="0" calcext:value-type="float">
            <text:p>0.00000</text:p>
          </table:table-cell>
          <table:table-cell table:style-name="ce15" table:formula="of:=IF([.AH11]&gt;=0.9875;&quot;A+&quot;;  IF([.AH11]&gt;=0.94; &quot;A&quot;; IF([.AH11]&gt;=0.9; &quot;A-&quot;; IF([.AH11]&gt;=0.87; &quot;B+&quot;; IF([.AH11]&gt;=0.84;&quot;B&quot;; IF([.AH11]&gt;=0.8; &quot;B-&quot;; IF([.AH11]&gt;=0.77; &quot;C+&quot;; IF([.AH11]&gt;=0.74;&quot;C&quot;; IF([.AH11]&gt;=0.7; &quot;C-&quot;; IF([.AH11]&gt;=0.67; &quot;D+&quot;; IF([.AH11]&gt;=0.64;&quot;D&quot;; IF([.AH11]&gt;=0.6; &quot;D-&quot;; &quot;F&quot;))))))))))))" office:value-type="string" office:string-value="F" calcext:value-type="string">
            <text:p>F</text:p>
          </table:table-cell>
          <table:table-cell table:style-name="ce17" table:formula="of:=VLOOKUP([.AI11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HC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2] + [.W12] + [.AC12] + [.AF12]" office:value-type="float" office:value="0" calcext:value-type="float">
            <text:p>0.00000</text:p>
          </table:table-cell>
          <table:table-cell table:style-name="ce15" table:formula="of:=IF([.AH12]&gt;=0.9875;&quot;A+&quot;;  IF([.AH12]&gt;=0.94; &quot;A&quot;; IF([.AH12]&gt;=0.9; &quot;A-&quot;; IF([.AH12]&gt;=0.87; &quot;B+&quot;; IF([.AH12]&gt;=0.84;&quot;B&quot;; IF([.AH12]&gt;=0.8; &quot;B-&quot;; IF([.AH12]&gt;=0.77; &quot;C+&quot;; IF([.AH12]&gt;=0.74;&quot;C&quot;; IF([.AH12]&gt;=0.7; &quot;C-&quot;; IF([.AH12]&gt;=0.67; &quot;D+&quot;; IF([.AH12]&gt;=0.64;&quot;D&quot;; IF([.AH12]&gt;=0.6; &quot;D-&quot;; &quot;F&quot;))))))))))))" office:value-type="string" office:string-value="F" calcext:value-type="string">
            <text:p>F</text:p>
          </table:table-cell>
          <table:table-cell table:style-name="ce17" table:formula="of:=VLOOKUP([.AI12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3] + [.W13] + [.AC13] + [.AF13]" office:value-type="float" office:value="0" calcext:value-type="float">
            <text:p>0.00000</text:p>
          </table:table-cell>
          <table:table-cell table:style-name="ce15" table:formula="of:=IF([.AH13]&gt;=0.9875;&quot;A+&quot;;  IF([.AH13]&gt;=0.94; &quot;A&quot;; IF([.AH13]&gt;=0.9; &quot;A-&quot;; IF([.AH13]&gt;=0.87; &quot;B+&quot;; IF([.AH13]&gt;=0.84;&quot;B&quot;; IF([.AH13]&gt;=0.8; &quot;B-&quot;; IF([.AH13]&gt;=0.77; &quot;C+&quot;; IF([.AH13]&gt;=0.74;&quot;C&quot;; IF([.AH13]&gt;=0.7; &quot;C-&quot;; IF([.AH13]&gt;=0.67; &quot;D+&quot;; IF([.AH13]&gt;=0.64;&quot;D&quot;; IF([.AH13]&gt;=0.6; &quot;D-&quot;; &quot;F&quot;))))))))))))" office:value-type="string" office:string-value="F" calcext:value-type="string">
            <text:p>F</text:p>
          </table:table-cell>
          <table:table-cell table:style-name="ce17" table:formula="of:=VLOOKUP([.AI13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4] + [.W14] + [.AC14] + [.AF14]" office:value-type="float" office:value="0" calcext:value-type="float">
            <text:p>0.00000</text:p>
          </table:table-cell>
          <table:table-cell table:style-name="ce15" table:formula="of:=IF([.AH14]&gt;=0.9875;&quot;A+&quot;;  IF([.AH14]&gt;=0.94; &quot;A&quot;; IF([.AH14]&gt;=0.9; &quot;A-&quot;; IF([.AH14]&gt;=0.87; &quot;B+&quot;; IF([.AH14]&gt;=0.84;&quot;B&quot;; IF([.AH14]&gt;=0.8; &quot;B-&quot;; IF([.AH14]&gt;=0.77; &quot;C+&quot;; IF([.AH14]&gt;=0.74;&quot;C&quot;; IF([.AH14]&gt;=0.7; &quot;C-&quot;; IF([.AH14]&gt;=0.67; &quot;D+&quot;; IF([.AH14]&gt;=0.64;&quot;D&quot;; IF([.AH14]&gt;=0.6; &quot;D-&quot;; &quot;F&quot;))))))))))))" office:value-type="string" office:string-value="F" calcext:value-type="string">
            <text:p>F</text:p>
          </table:table-cell>
          <table:table-cell table:style-name="ce17" table:formula="of:=VLOOKUP([.AI14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5] + [.W15] + [.AC15] + [.AF15]" office:value-type="float" office:value="0" calcext:value-type="float">
            <text:p>0.00000</text:p>
          </table:table-cell>
          <table:table-cell table:style-name="ce15" table:formula="of:=IF([.AH15]&gt;=0.9875;&quot;A+&quot;;  IF([.AH15]&gt;=0.94; &quot;A&quot;; IF([.AH15]&gt;=0.9; &quot;A-&quot;; IF([.AH15]&gt;=0.87; &quot;B+&quot;; IF([.AH15]&gt;=0.84;&quot;B&quot;; IF([.AH15]&gt;=0.8; &quot;B-&quot;; IF([.AH15]&gt;=0.77; &quot;C+&quot;; IF([.AH15]&gt;=0.74;&quot;C&quot;; IF([.AH15]&gt;=0.7; &quot;C-&quot;; IF([.AH15]&gt;=0.67; &quot;D+&quot;; IF([.AH15]&gt;=0.64;&quot;D&quot;; IF([.AH15]&gt;=0.6; &quot;D-&quot;; &quot;F&quot;))))))))))))" office:value-type="string" office:string-value="F" calcext:value-type="string">
            <text:p>F</text:p>
          </table:table-cell>
          <table:table-cell table:style-name="ce17" table:formula="of:=VLOOKUP([.AI15]; [.$AO$2:.$AP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1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6] + [.W16] + [.AC16] + [.AF16]" office:value-type="float" office:value="0" calcext:value-type="float">
            <text:p>0.00000</text:p>
          </table:table-cell>
          <table:table-cell table:style-name="ce15" table:formula="of:=IF([.AH16]&gt;=0.9875;&quot;A+&quot;;  IF([.AH16]&gt;=0.94; &quot;A&quot;; IF([.AH16]&gt;=0.9; &quot;A-&quot;; IF([.AH16]&gt;=0.87; &quot;B+&quot;; IF([.AH16]&gt;=0.84;&quot;B&quot;; IF([.AH16]&gt;=0.8; &quot;B-&quot;; IF([.AH16]&gt;=0.77; &quot;C+&quot;; IF([.AH16]&gt;=0.74;&quot;C&quot;; IF([.AH16]&gt;=0.7; &quot;C-&quot;; IF([.AH16]&gt;=0.67; &quot;D+&quot;; IF([.AH16]&gt;=0.64;&quot;D&quot;; IF([.AH16]&gt;=0.6; &quot;D-&quot;; &quot;F&quot;))))))))))))" office:value-type="string" office:string-value="F" calcext:value-type="string">
            <text:p>F</text:p>
          </table:table-cell>
          <table:table-cell table:style-name="ce17" table:formula="of:=VLOOKUP([.AI16]; [.$AO$2:.$AP$15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8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7"/>
          <table:table-cell/>
          <table:table-cell table:style-name="ce5" office:value-type="float" office:value="94" calcext:value-type="float">
            <text:p>94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7] + [.W17] + [.AC17] + [.AF17]" office:value-type="float" office:value="0" calcext:value-type="float">
            <text:p>0.00000</text:p>
          </table:table-cell>
          <table:table-cell table:style-name="ce15" table:formula="of:=IF([.AH17]&gt;=0.9875;&quot;A+&quot;;  IF([.AH17]&gt;=0.94; &quot;A&quot;; IF([.AH17]&gt;=0.9; &quot;A-&quot;; IF([.AH17]&gt;=0.87; &quot;B+&quot;; IF([.AH17]&gt;=0.84;&quot;B&quot;; IF([.AH17]&gt;=0.8; &quot;B-&quot;; IF([.AH17]&gt;=0.77; &quot;C+&quot;; IF([.AH17]&gt;=0.74;&quot;C&quot;; IF([.AH17]&gt;=0.7; &quot;C-&quot;; IF([.AH17]&gt;=0.67; &quot;D+&quot;; IF([.AH17]&gt;=0.64;&quot;D&quot;; IF([.AH17]&gt;=0.6; &quot;D-&quot;; &quot;F&quot;))))))))))))" office:value-type="string" office:string-value="F" calcext:value-type="string">
            <text:p>F</text:p>
          </table:table-cell>
          <table:table-cell table:style-name="ce17" table:formula="of:=VLOOKUP([.AI17]; [.$AO$2:.$AP$15]; 2; 0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8] + [.W18] + [.AC18] + [.AF18]" office:value-type="float" office:value="0" calcext:value-type="float">
            <text:p>0.00000</text:p>
          </table:table-cell>
          <table:table-cell table:style-name="ce15" table:formula="of:=IF([.AH18]&gt;=0.9875;&quot;A+&quot;;  IF([.AH18]&gt;=0.94; &quot;A&quot;; IF([.AH18]&gt;=0.9; &quot;A-&quot;; IF([.AH18]&gt;=0.87; &quot;B+&quot;; IF([.AH18]&gt;=0.84;&quot;B&quot;; IF([.AH18]&gt;=0.8; &quot;B-&quot;; IF([.AH18]&gt;=0.77; &quot;C+&quot;; IF([.AH18]&gt;=0.74;&quot;C&quot;; IF([.AH18]&gt;=0.7; &quot;C-&quot;; IF([.AH18]&gt;=0.67; &quot;D+&quot;; IF([.AH18]&gt;=0.64;&quot;D&quot;; IF([.AH18]&gt;=0.6; &quot;D-&quot;; &quot;F&quot;))))))))))))" office:value-type="string" office:string-value="F" calcext:value-type="string">
            <text:p>F</text:p>
          </table:table-cell>
          <table:table-cell table:style-name="ce17" table:formula="of:=VLOOKUP([.AI18]; [.$AO$2:.$AP$15]; 2; 0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19] + [.W19] + [.AC19] + [.AF19]" office:value-type="float" office:value="0" calcext:value-type="float">
            <text:p>0.00000</text:p>
          </table:table-cell>
          <table:table-cell table:style-name="ce15" table:formula="of:=IF([.AH19]&gt;=0.9875;&quot;A+&quot;;  IF([.AH19]&gt;=0.94; &quot;A&quot;; IF([.AH19]&gt;=0.9; &quot;A-&quot;; IF([.AH19]&gt;=0.87; &quot;B+&quot;; IF([.AH19]&gt;=0.84;&quot;B&quot;; IF([.AH19]&gt;=0.8; &quot;B-&quot;; IF([.AH19]&gt;=0.77; &quot;C+&quot;; IF([.AH19]&gt;=0.74;&quot;C&quot;; IF([.AH19]&gt;=0.7; &quot;C-&quot;; IF([.AH19]&gt;=0.67; &quot;D+&quot;; IF([.AH19]&gt;=0.64;&quot;D&quot;; IF([.AH19]&gt;=0.6; &quot;D-&quot;; &quot;F&quot;))))))))))))" office:value-type="string" office:string-value="F" calcext:value-type="string">
            <text:p>F</text:p>
          </table:table-cell>
          <table:table-cell table:style-name="ce17" table:formula="of:=VLOOKUP([.AI19]; [.$AO$2:.$AP$15]; 2; 0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20] + [.W20] + [.AC20] + [.AF20]" office:value-type="float" office:value="0" calcext:value-type="float">
            <text:p>0.00000</text:p>
          </table:table-cell>
          <table:table-cell table:style-name="ce15" table:formula="of:=IF([.AH20]&gt;=0.9875;&quot;A+&quot;;  IF([.AH20]&gt;=0.94; &quot;A&quot;; IF([.AH20]&gt;=0.9; &quot;A-&quot;; IF([.AH20]&gt;=0.87; &quot;B+&quot;; IF([.AH20]&gt;=0.84;&quot;B&quot;; IF([.AH20]&gt;=0.8; &quot;B-&quot;; IF([.AH20]&gt;=0.77; &quot;C+&quot;; IF([.AH20]&gt;=0.74;&quot;C&quot;; IF([.AH20]&gt;=0.7; &quot;C-&quot;; IF([.AH20]&gt;=0.67; &quot;D+&quot;; IF([.AH20]&gt;=0.64;&quot;D&quot;; IF([.AH20]&gt;=0.6; &quot;D-&quot;; &quot;F&quot;))))))))))))" office:value-type="string" office:string-value="F" calcext:value-type="string">
            <text:p>F</text:p>
          </table:table-cell>
          <table:table-cell table:style-name="ce17" table:formula="of:=VLOOKUP([.AI20]; [.$AO$2:.$AP$15]; 2; 0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"/>
          <table:table-cell table:style-name="ce7"/>
          <table:table-cell table:number-columns-repeated="3"/>
          <table:table-cell table:style-name="ce7"/>
          <table:table-cell/>
          <table:table-cell table:style-name="ce5" table:formula="of:=AVERAGE([.Q2:.Q19])" office:value-type="float" office:value="70.1111111111111" calcext:value-type="float">
            <text:p>70.1111111111</text:p>
          </table:table-cell>
          <table:table-cell table:style-name="ce5" table:formula="of:=AVERAGE([.R2:.R19])" office:value-type="float" office:value="78.7777777777778" calcext:value-type="float">
            <text:p>78.7777777778</text:p>
          </table:table-cell>
          <table:table-cell table:style-name="ce7"/>
          <table:table-cell/>
          <table:table-cell table:style-name="ce5" table:formula="of:=AVERAGE([.U2:.U19])" office:value-type="float" office:value="79.1666666666667" calcext:value-type="float">
            <text:p>79.1666666667</text:p>
          </table:table-cell>
          <table:table-cell table:style-name="ce5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21] + [.W21] + [.AC21] + [.AF21]" office:value-type="float" office:value="0" calcext:value-type="float">
            <text:p>0.00000</text:p>
          </table:table-cell>
          <table:table-cell table:style-name="ce15" table:formula="of:=IF([.AH21]&gt;=0.9875;&quot;A+&quot;;  IF([.AH21]&gt;=0.94; &quot;A&quot;; IF([.AH21]&gt;=0.9; &quot;A-&quot;; IF([.AH21]&gt;=0.87; &quot;B+&quot;; IF([.AH21]&gt;=0.84;&quot;B&quot;; IF([.AH21]&gt;=0.8; &quot;B-&quot;; IF([.AH21]&gt;=0.77; &quot;C+&quot;; IF([.AH21]&gt;=0.74;&quot;C&quot;; IF([.AH21]&gt;=0.7; &quot;C-&quot;; IF([.AH21]&gt;=0.67; &quot;D+&quot;; IF([.AH21]&gt;=0.64;&quot;D&quot;; IF([.AH21]&gt;=0.6; &quot;D-&quot;; &quot;F&quot;))))))))))))" office:value-type="string" office:string-value="F" calcext:value-type="string">
            <text:p>F</text:p>
          </table:table-cell>
          <table:table-cell table:style-name="ce17" table:formula="of:=VLOOKUP([.AI21]; [.$AO$2:.$AP$15]; 2; 0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"/>
          <table:table-cell table:style-name="ce7"/>
          <table:table-cell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K22] + [.W22] + [.AC22] + [.AF22]" office:value-type="float" office:value="0" calcext:value-type="float">
            <text:p>0.00000</text:p>
          </table:table-cell>
          <table:table-cell table:style-name="ce15" table:formula="of:=IF([.AH22]&gt;=0.9875;&quot;A+&quot;;  IF([.AH22]&gt;=0.94; &quot;A&quot;; IF([.AH22]&gt;=0.9; &quot;A-&quot;; IF([.AH22]&gt;=0.87; &quot;B+&quot;; IF([.AH22]&gt;=0.84;&quot;B&quot;; IF([.AH22]&gt;=0.8; &quot;B-&quot;; IF([.AH22]&gt;=0.77; &quot;C+&quot;; IF([.AH22]&gt;=0.74;&quot;C&quot;; IF([.AH22]&gt;=0.7; &quot;C-&quot;; IF([.AH22]&gt;=0.67; &quot;D+&quot;; IF([.AH22]&gt;=0.64;&quot;D&quot;; IF([.AH22]&gt;=0.6; &quot;D-&quot;; &quot;F&quot;))))))))))))" office:value-type="string" office:string-value="F" calcext:value-type="string">
            <text:p>F</text:p>
          </table:table-cell>
          <table:table-cell table:style-name="ce17" table:formula="of:=VLOOKUP([.AI22]; [.$AO$2:.$AP$15]; 2; 0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number-columns-repeated="10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4"/>
          <table:table-cell table:style-name="ce5"/>
          <table:table-cell table:number-columns-repeated="5"/>
          <table:table-cell table:style-name="ce15" table:formula="of:=AVERAGE([.AH2:.AH19])" office:value-type="float" office:value="0" calcext:value-type="float">
            <text:p>0</text:p>
          </table:table-cell>
          <table:table-cell table:style-name="ce12"/>
          <table:table-cell table:style-name="ce15" table:formula="of:=AVERAGE([.AJ2:.AJ22])" office:value-type="float" office:value="0" calcext:value-type="float">
            <text:p>0</text:p>
          </table:table-cell>
          <table:table-cell table:number-columns-repeated="987"/>
        </table:table-row>
        <table:table-row table:style-name="ro1" table:number-rows-repeated="5">
          <table:table-cell table:number-columns-repeated="10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000"/>
        </table:table-row>
        <table:table-row table:style-name="ro1">
          <table:table-cell table:number-columns-repeated="10"/>
          <table:table-cell table:style-name="ce8"/>
          <table:table-cell table:number-columns-repeated="3"/>
          <table:table-cell table:style-name="ce8"/>
          <table:table-cell table:number-columns-repeated="1008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08:06:23.164372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1-17T11:04:29.499594362</dc:date>
    <dc:creator>Gregory Kapfhammer</dc:creator>
    <meta:editing-duration>P6DT12H38M33S</meta:editing-duration>
    <meta:editing-cycles>219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419" meta:object-count="0"/>
  </office:meta>
</office:document-meta>
</file>